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fb0cf" officeooo:paragraph-rsid="001fb0cf"/>
    </style:style>
    <style:style style:name="P2" style:family="paragraph" style:parent-style-name="Standard">
      <style:text-properties style:font-name="Arial" officeooo:rsid="00202112" officeooo:paragraph-rsid="00202112"/>
    </style:style>
    <style:style style:name="T1" style:family="text">
      <style:text-properties officeooo:rsid="00202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) Dokumentation:</text:p>
      <text:p text:style-name="P1"/>
      <text:p text:style-name="P1">Aus Sicherheitsgründen, haben wir uns entschieden, dass die Warteschlangenliste nur von der Kindergartenleitung zugegriffen werden kann. Die Warteschlangenliste ist ein Klassenkanditat jedoch, tritt dies <text:s/>in unserem UML – Diagramm nicht als Klasse auf, sondern als Attribut der Klasse Kindergartenleitung.</text:p>
      <text:p text:style-name="P1"/>
      <text:p text:style-name="P1">Die Rechnung wird zu den Eltern versendet. </text:p>
      <text:p text:style-name="P1"/>
      <text:p text:style-name="P1">Außerdem haben wir uns dafür entschieden, dass die Kindergartenleitung <text:span text:style-name="T1">eine Methode anbietet, die isVoll(): heißt. Diese überprüft alle Gruppen zusammen und bewertet die Kapazität des Kindergartens. Die Methode schaut, ob das Kindergarten gerade voll belegt ist und gibt ein boolean zurück.</text:span></text:p>
      <text:p text:style-name="P1"/>
      <text:p text:style-name="P2">Wir haben uns entschieden, dass die Methode abmelden(): nur von Eltern angeboten wird.</text:p>
      <text:p text:style-name="P2"/>
      <text:p text:style-name="P2">Der Kindergarten selbst ist bei uns nicht als eigene Klasse modelliert, weil wir ein ein Sofrwaresystem für Kindergarten modelliert haben, in dem die einzelnen Komponenten von Kindergarten repräsentier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58:23.184400879</meta:creation-date>
    <dc:date>2017-06-06T12:19:00.372999354</dc:date>
    <meta:editing-duration>PT10M7S</meta:editing-duration>
    <meta:editing-cycles>1</meta:editing-cycles>
    <meta:document-statistic meta:table-count="0" meta:image-count="0" meta:object-count="0" meta:page-count="1" meta:paragraph-count="6" meta:word-count="130" meta:character-count="951" meta:non-whitespace-character-count="824"/>
    <meta:generator>LibreOffice/5.1.6.2$Linux_X86_64 LibreOffice_project/10m0$Build-2</meta:generator>
  </office:meta>
</office:document-meta>
</file>